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445in"/>
    </style:style>
    <style:style style:name="ro1" style:family="table-row">
      <style:table-row-properties style:row-height="0.1673in" fo:break-before="auto" style:use-optimal-row-height="true"/>
    </style:style>
    <style:style style:name="ro2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 office:value-type="string">
            <text:p>ACQUA</text:p>
          </table:table-cell>
          <table:table-cell table:number-columns-repeated="6"/>
          <table:table-cell office:value-type="string">
            <text:p>ALTRI</text:p>
          </table:table-cell>
          <table:table-cell table:number-columns-repeated="3"/>
        </table:table-row>
        <table:table-row table:style-name="ro1">
          <table:table-cell office:value-type="string">
            <text:p>Raiscuola</text:p>
          </table:table-cell>
          <table:table-cell table:number-columns-repeated="6"/>
          <table:table-cell office:value-type="string">
            <text:p>http://www.didatticarte.it/</text:p>
          </table:table-cell>
          <table:table-cell table:number-columns-repeated="3"/>
        </table:table-row>
        <table:table-row table:style-name="ro1">
          <table:table-cell office:value-type="string">
            <text:p>Treccaniscuola Youtube</text:p>
          </table:table-cell>
          <table:table-cell office:value-type="string">
            <text:p>https://www.youtube.com/channel/UCZTPemJj_RULY9L_rnpGgEQ</text:p>
          </table:table-cell>
          <table:table-cell table:number-columns-repeated="5"/>
          <table:table-cell office:value-type="string">
            <text:p>http://scienzapertutti.lnf.infn.it/</text:p>
          </table:table-cell>
          <table:table-cell table:number-columns-repeated="3"/>
        </table:table-row>
        <table:table-row table:style-name="ro1">
          <table:table-cell office:value-type="string">
            <text:p>Zanichelli Youtube</text:p>
          </table:table-cell>
          <table:table-cell office:value-type="string">
            <text:p>https://www.youtube.com/channel/UCbFv_gbFN9UvNHJJjGavF6g</text:p>
          </table:table-cell>
          <table:table-cell table:number-columns-repeated="5"/>
          <table:table-cell office:value-type="string">
            <text:p>http://www.bartolomeo.education/</text:p>
          </table:table-cell>
          <table:table-cell table:number-columns-repeated="2"/>
          <table:table-cell office:value-type="string">
            <text:p>primaria</text:p>
          </table:table-cell>
        </table:table-row>
        <table:table-row table:style-name="ro1">
          <table:table-cell office:value-type="string">
            <text:p>Rizzoli Youtube</text:p>
          </table:table-cell>
          <table:table-cell office:value-type="string">
            <text:p>https://www.youtube.com/channel/UCJpTogGe6YqgTx_7a9kF7EQ</text:p>
          </table:table-cell>
          <table:table-cell table:number-columns-repeated="7"/>
          <table:table-cell office:value-type="string">
            <text:p>??</text:p>
          </table:table-cell>
          <table:table-cell/>
        </table:table-row>
        <table:table-row table:style-name="ro1">
          <table:table-cell office:value-type="string">
            <text:p>Loesher Youtube</text:p>
          </table:table-cell>
          <table:table-cell office:value-type="string">
            <text:p>https://www.youtube.com/user/loeschervideo/search?query=acqua</text:p>
          </table:table-cell>
          <table:table-cell table:number-columns-repeated="9"/>
        </table:table-row>
        <table:table-row table:style-name="ro1">
          <table:table-cell office:value-type="string">
            <text:p>Gruppo Raffaello</text:p>
          </table:table-cell>
          <table:table-cell office:value-type="string">
            <text:p>https://www.youtube.com/channel/UCBq_VRBLVNPxV6WqoeV7fPw</text:p>
          </table:table-cell>
          <table:table-cell table:number-columns-repeated="9"/>
        </table:table-row>
        <table:table-row table:style-name="ro1">
          <table:table-cell office:value-type="string">
            <text:p>Oil project</text:p>
          </table:table-cell>
          <table:table-cell office:value-type="string">
            <text:p>http://www.oilproject.org/</text:p>
          </table:table-cell>
          <table:table-cell table:number-columns-repeated="9"/>
        </table:table-row>
        <table:table-row table:style-name="ro1">
          <table:table-cell office:value-type="string">
            <text:p>pixabay</text:p>
          </table:table-cell>
          <table:table-cell office:value-type="string">
            <text:p>https://pixabay.com/en/photos/?q=acqua</text:p>
          </table:table-cell>
          <table:table-cell table:number-columns-repeated="9"/>
        </table:table-row>
        <table:table-row table:style-name="ro1">
          <table:table-cell office:value-type="string">
            <text:p>Indire DIA</text:p>
          </table:table-cell>
          <table:table-cell office:value-type="string">
            <text:p>http://www.bdp.it/dia</text:p>
          </table:table-cell>
          <table:table-cell table:number-columns-repeated="9"/>
        </table:table-row>
        <table:table-row table:style-name="ro1">
          <table:table-cell office:value-type="string">
            <text:p>Scuola</text:p>
          </table:table-cell>
          <table:table-cell office:value-type="string">
            <text:p>http://cicloacqua.altervista.org/</text:p>
          </table:table-cell>
          <table:table-cell table:number-columns-repeated="2"/>
          <table:table-cell office:value-type="string">
            <text:p>primaria</text:p>
          </table:table-cell>
          <table:table-cell table:number-columns-repeated="6"/>
        </table:table-row>
        <table:table-row table:style-name="ro1">
          <table:table-cell office:value-type="string">
            <text:p>Scuola</text:p>
          </table:table-cell>
          <table:table-cell office:value-type="string">
            <text:p>http://www.digiscuola.org/scienze/</text:p>
          </table:table-cell>
          <table:table-cell table:number-columns-repeated="2"/>
          <table:table-cell office:value-type="string">
            <text:p>primaria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ttp://maestro-cris.webnode.it/scienze/</text:p>
          </table:table-cell>
          <table:table-cell table:number-columns-repeated="9"/>
        </table:table-row>
        <table:table-row table:style-name="ro1">
          <table:table-cell office:value-type="string">
            <text:p>Scuola</text:p>
          </table:table-cell>
          <table:table-cell office:value-type="string">
            <text:p>http://www.iccorniglio.gov.it/siti/acqua/</text:p>
          </table:table-cell>
          <table:table-cell table:number-columns-repeated="2"/>
          <table:table-cell office:value-type="string">
            <text:p>primaria</text:p>
          </table:table-cell>
          <table:table-cell table:number-columns-repeated="6"/>
        </table:table-row>
        <table:table-row table:style-name="ro1">
          <table:table-cell office:value-type="string">
            <text:p>Scuola</text:p>
          </table:table-cell>
          <table:table-cell office:value-type="string">
            <text:p>https://www.youtube.com/watch?v=m3C1zz_ktt0</text:p>
          </table:table-cell>
          <table:table-cell table:number-columns-repeated="9"/>
        </table:table-row>
        <table:table-row table:style-name="ro1">
          <table:table-cell office:value-type="string">
            <text:p>Scuola</text:p>
          </table:table-cell>
          <table:table-cell office:value-type="string">
            <text:p>https://www.ddcesena2.gov.it/categorie03.asp?id=287</text:p>
          </table:table-cell>
          <table:table-cell table:number-columns-repeated="9"/>
        </table:table-row>
        <table:table-row table:style-name="ro1">
          <table:table-cell office:value-type="string">
            <text:p>Scuola</text:p>
          </table:table-cell>
          <table:table-cell office:value-type="string">
            <text:p>http://www.icbagnolosanvito.gov.it/scuola-dellinfanzia-grodari-di-bagnolo-san-vito-progetti-didattici-di-plesso-anno-scolastico-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http://www.cosepercrescere.it/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http://www.treccani.it/enciclopedia/acqua_%28Enciclopedia-dei-ragazzi%29/</text:p>
          </table:table-cell>
          <table:table-cell table:number-columns-repeated="9"/>
        </table:table-row>
        <table:table-row table:style-name="ro1">
          <table:table-cell office:value-type="string">
            <text:p>??</text:p>
          </table:table-cell>
          <table:table-cell office:value-type="string">
            <text:p>www.risorsedidattiche.net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DISEQUAZIONI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http://www.youmath.it/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http://www.ripmat.it/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http://www.lezionidimatematica.net/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http://www.oilproject.org/lezioni/scienze/matematica/algebra/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http://www.chihapauradellamatematica.org/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ww.matematicamente.it/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https://www.youtube.com/user/LessThan3Math/featured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https://www.youtube.com/user/schooltoonchannel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https://www.youtube.com/channel/UC8yUVUzwJKNCi9TYbTNkILw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https://www.youtube.com/channel/UCZU8VWq3PvNbmqPsyhWTHVA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https://www.youtube.com/user/MarcelloDarioCerroni/featured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https://www.youtube.com/user/profalberti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https://www.youtube.com/user/lodiablo2008/featured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https://www.youtube.com/channel/UCOKtBGblWKlkE-KIf-S0Fvg/featured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https://www.youtube.com/user/KhanAcademyItaliano/featured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https://www.youtube.com/channel/UCvoEm6xNsDFqvtrsvxfLW0A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https://www.youtube.com/user/Illogicomatematico/videos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<text:a xlink:href="https://www.youtube.com/channel/UCrKn7kjoRopoRP-CjM9xXYA">https://www.youtube.com/channel/UCrKn7kjoRopoRP-CjM9xXYA</text:a>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http://www.ripmat.it/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http://www.webalice.it/francesco.daddi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http://www.edutecnica.it/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http://www.matematika.it/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http://matepratica.it/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ww.matematicapovolta.it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http://www.matebook.it/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RIFORMA PROTESTANTE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>
            <text:p>www.risorsedidattiche.net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http://www.edu.lascuola.it/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http://www.stefanomaroni.it/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http://sentascusiprof.blogspot.it/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it.pearson.com/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https://sites.google.com/site/laceprofmateriali/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http://scuolanellarete.com/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http://maestraclemmy.altervista.org/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https://www.youtube.com/channel/UCOIr7K11QTH3MCbp16gs--Q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https://www.youtube.com/channel/UCZTPemJj_RULY9L_rnpGgEQ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https://www.youtube.com/user/ScuolaInterattiva/featured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https://www.youtube.com/channel/UCJpTogGe6YqgTx_7a9kF7EQ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https://www.youtube.com/user/EikichiRyoSaeba/videos</text:p>
          </table:table-cell>
          <table:table-cell table:number-columns-repeated="9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10/19/2017</text:date>, <text:time>18:20:5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ziana ferrando</meta:initial-creator>
    <meta:creation-date>2017-10-16T11:57:23</meta:creation-date>
    <meta:generator>OpenOffice/4.0.1$Unix OpenOffice.org_project/401m5$Build-9714</meta:generator>
    <dc:date>2017-10-19T18:20:51</dc:date>
    <dc:creator>tiziana ferrando</dc:creator>
    <meta:editing-duration>PT12H57M52S</meta:editing-duration>
    <meta:editing-cycles>5</meta:editing-cycles>
    <meta:document-statistic meta:table-count="3" meta:cell-count="84" meta:object-count="0"/>
  </office:meta>
</office:document-meta>
</file>